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 style:family="paragraph" style:parent-style-name="Standard">
      <style:text-properties fo:font-size="13pt" fo:font-style="normal" style:text-underline-style="none" fo:font-weight="normal" style:font-size-asian="13pt" style:font-style-asian="normal" style:font-weight-asian="normal" style:font-size-complex="13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histoire de notre chatterie </text:p>
      <text:p text:style-name="P2"/>
      <text:p text:style-name="P2"/>
      <text:p text:style-name="P2">Tout à commencé il y a un peu plus de 7ans avec l'achat d'un chat . Pas n'importe lequel celui qui deviendra champion du monde <text:s/>grâce à des centaines d'heures en concours et des milliers de <text:s/>kilomètres parcourus ; 20 certificats d'aptitudes délivrés par 20 juges différents pour en arrivé au titre de champion du monde . </text:p>
      <text:p text:style-name="P2"/>
      <text:p text:style-name="P2">Mais avant tous cela <text:s/>il était juste question d'un caprice de petite fille ; étant allergique <text:s/>au poils de chat <text:s/>mais voulant faire comme les autres <text:s/>nous nous sommes tournées vers cette race qui nous était totalement inconnues sous les conseils bien avisé d'une amie ayant beaucoup d'expérience dans le domaine de la felinophilie nous avons adopté Nero qui s est avéré être une véritable graine de champion selon la juge et a décroché un Suprême of suprême (récompense ultime de l expo)<text:bookmark text:name="_GoBack"/> déjà à l'age de 5 mois c'était le début de notre histoire d'amour pour cette race hors du commun . </text:p>
      <text:p text:style-name="P2"/>
      <text:p text:style-name="P2">Très vite l'envie est venue de <text:s/>faire de l'élevage nous avons <text:s/>décidé d'adopter une femelle c'était le <text:s/>début d'une passion mère /fille pour faire <text:s/>un élevage idyllique ou les bébé <text:s/>serait <text:s/>mis au monde dans une <text:s/>nurserie équiper de cage d'accouchement de couverture chauffante ; <text:s/>aurait une salle de jeux adaptée au fur et a mesure de <text:s/>leur sevrage et dans le respect dans chats. </text:p>
      <text:p text:style-name="P2"/>
      <text:p text:style-name="P2">C'est ce que nous <text:s/>prônons;une chatterie familiale avec des valeurs ;beaucoup de temps consacré a leur bien être <text:s/>et beaucoup d'amour. <text:s/></text:p>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nifer derison</meta:initial-creator>
    <meta:creation-date>2018-12-04T04:15:40.96</meta:creation-date>
    <dc:date>2018-12-04T04:36:45.18</dc:date>
    <dc:creator>jennifer derison</dc:creator>
    <meta:editing-duration>PT21M5S</meta:editing-duration>
    <meta:editing-cycles>2</meta:editing-cycles>
    <meta:generator>OpenOffice/4.1.5$Win32 OpenOffice.org_project/415m1$Build-9789</meta:generator>
    <meta:document-statistic meta:table-count="0" meta:image-count="0" meta:object-count="0" meta:page-count="1" meta:paragraph-count="5" meta:word-count="250" meta:character-count="1455"/>
  </office:meta>
</office:document-meta>
</file>